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Monospace" svg:font-family="Monospace" style:font-family-generic="roman"/>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style:font-name="Liberation Serif" fo:font-size="12pt" fo:font-weight="bold" style:font-size-asian="12pt" style:font-weight-asian="bold" style:font-size-complex="12pt" style:font-weight-complex="bold"/>
    </style:style>
    <style:style style:name="P2" style:family="paragraph" style:parent-style-name="Standard">
      <style:text-properties style:font-name="Liberation Serif" fo:font-size="12pt" fo:font-weight="normal" style:font-size-asian="12pt" style:font-weight-asian="normal" style:font-size-complex="12pt" style:font-weight-complex="normal"/>
    </style:style>
    <style:style style:name="P3" style:family="paragraph" style:parent-style-name="Standard">
      <style:text-properties style:font-name="Liberation Serif" fo:font-size="12pt" fo:font-weight="normal" officeooo:rsid="00142ae9" officeooo:paragraph-rsid="00142ae9" style:font-size-asian="12pt" style:font-weight-asian="normal" style:font-size-complex="12pt"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 fo:font-size="12pt" style:font-size-asian="12pt" style:font-size-complex="12pt"/>
    </style:style>
    <style:style style:name="P5" style:family="paragraph" style:parent-style-name="Standard">
      <style:paragraph-properties fo:margin-left="0in" fo:margin-right="0in" fo:text-align="start" style:justify-single-word="false" fo:text-indent="0in" style:auto-text-indent="false"/>
      <style:text-properties style:font-name="Liberation Serif" fo:font-size="12pt" fo:font-weight="normal" style:font-size-asian="12pt" style:font-weight-asian="normal" style:font-size-complex="12pt" style:font-weight-complex="normal"/>
    </style:style>
    <style:style style:name="P6" style:family="paragraph" style:parent-style-name="Text_20_body">
      <style:text-properties style:font-name="Liberation Serif" fo:font-size="12pt" fo:font-weight="bold" officeooo:rsid="00142ae9" officeooo:paragraph-rsid="00142ae9" style:font-size-asian="12pt" style:font-weight-asian="bold" style:font-size-complex="12pt" style:font-weight-complex="bold"/>
    </style:style>
    <style:style style:name="P7" style:family="paragraph" style:parent-style-name="Text_20_body">
      <style:text-properties style:font-name="Liberation Serif" fo:font-size="12pt" fo:font-weight="normal" style:font-size-asian="12pt" style:font-weight-asian="normal" style:font-size-complex="12pt" style:font-weight-complex="normal"/>
    </style:style>
    <style:style style:name="P8" style:family="paragraph" style:parent-style-name="Text_20_body">
      <style:text-properties style:font-name="Liberation Serif" fo:font-size="12pt" fo:font-weight="normal" officeooo:rsid="00142ae9" officeooo:paragraph-rsid="00142ae9" style:font-size-asian="12pt" style:font-weight-asian="normal" style:font-size-complex="12pt" style:font-weight-complex="normal"/>
    </style:style>
    <style:style style:name="P9" style:family="paragraph" style:parent-style-name="Text_20_body">
      <style:text-properties style:font-name="Liberation Serif" fo:font-size="12pt" style:font-size-asian="12pt" style:font-size-complex="12pt"/>
    </style:style>
    <style:style style:name="P10" style:family="paragraph" style:parent-style-name="Text_20_body">
      <style:text-properties style:font-name="Liberation Serif" fo:font-size="12pt" officeooo:paragraph-rsid="00142ae9" style:font-size-asian="12pt" style:font-size-complex="12pt"/>
    </style:style>
    <style:style style:name="P11" style:family="paragraph" style:parent-style-name="Heading_20_1">
      <style:text-properties style:font-name="Liberation Serif" fo:font-size="12pt" fo:font-weight="normal" style:font-size-asian="12pt" style:font-weight-asian="normal" style:font-size-complex="12pt" style:font-weight-complex="normal"/>
    </style:style>
    <style:style style:name="P12" style:family="paragraph" style:parent-style-name="Heading_20_1">
      <style:text-properties style:font-name="Liberation Serif" fo:font-size="12pt" fo:font-weight="normal" officeooo:rsid="00142ae9" officeooo:paragraph-rsid="00142ae9" style:font-size-asian="12pt" style:font-weight-asian="normal" style:font-size-complex="12pt" style:font-weight-complex="normal"/>
    </style:style>
    <style:style style:name="T1" style:family="text">
      <style:text-properties officeooo:rsid="000a46f6"/>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Liberation Serif" fo:font-size="12pt" style:font-size-asian="12pt" style:font-size-complex="12pt"/>
    </style:style>
    <style:style style:name="T6" style:family="text">
      <style:text-properties fo:color="#7f0055"/>
    </style:style>
    <style:style style:name="T7" style:family="text">
      <style:text-properties fo:color="#7f0055" style:font-name="Monospace" fo:font-size="10pt" fo:font-weight="bold" style:font-size-asian="10pt" style:font-weight-asian="bold"/>
    </style:style>
    <style:style style:name="T8" style:family="text">
      <style:text-properties fo:color="#7f0055" style:font-name="Monospace" fo:font-size="10pt" style:font-size-asian="10pt"/>
    </style:style>
    <style:style style:name="T9" style:family="text">
      <style:text-properties fo:color="#7f0055" fo:font-size="10pt" fo:font-weight="bold" style:font-size-asian="10pt" style:font-weight-asian="bold"/>
    </style:style>
    <style:style style:name="T10" style:family="text">
      <style:text-properties fo:color="#7f0055" fo:font-size="10pt" style:font-size-asian="10pt"/>
    </style:style>
    <style:style style:name="T11" style:family="text">
      <style:text-properties fo:color="#7f0055" fo:font-weight="bold" style:font-weight-asian="bold"/>
    </style:style>
    <style:style style:name="T12" style:family="text">
      <style:text-properties fo:color="#000000"/>
    </style:style>
    <style:style style:name="T13" style:family="text">
      <style:text-properties fo:color="#000000" style:font-name="Monospace" fo:font-size="10pt" style:font-size-asian="10pt"/>
    </style:style>
    <style:style style:name="T14" style:family="text">
      <style:text-properties fo:color="#000000" style:font-name="Monospace" fo:font-size="10pt" fo:font-weight="bold" style:font-size-asian="10pt" style:font-weight-asian="bold"/>
    </style:style>
    <style:style style:name="T15" style:family="text">
      <style:text-properties fo:color="#000000" style:font-name="Monospace" fo:font-size="10pt" style:text-underline-style="solid" style:text-underline-width="auto" style:text-underline-color="font-color" style:font-size-asian="10pt"/>
    </style:style>
    <style:style style:name="T16" style:family="text">
      <style:text-properties fo:color="#000000" fo:font-size="10pt" style:font-size-asian="10pt"/>
    </style:style>
    <style:style style:name="T17" style:family="text">
      <style:text-properties fo:color="#000000" fo:font-size="10pt" fo:font-weight="bold" style:font-size-asian="10pt" style:font-weight-asian="bold"/>
    </style:style>
    <style:style style:name="T18" style:family="text">
      <style:text-properties fo:color="#000000" fo:font-size="10pt" style:text-underline-style="solid" style:text-underline-width="auto" style:text-underline-color="font-color" style:font-size-asian="10pt"/>
    </style:style>
    <style:style style:name="T19" style:family="text">
      <style:text-properties fo:color="#000000" fo:font-weight="bold" style:font-weight-asian="bold"/>
    </style:style>
    <style:style style:name="T20" style:family="text">
      <style:text-properties fo:color="#000000" style:text-underline-style="solid" style:text-underline-width="auto" style:text-underline-color="font-color"/>
    </style:style>
    <style:style style:name="T21" style:family="text">
      <style:text-properties fo:color="#005032"/>
    </style:style>
    <style:style style:name="T22" style:family="text">
      <style:text-properties fo:color="#005032" style:font-name="Monospace" fo:font-size="10pt" style:font-size-asian="10pt"/>
    </style:style>
    <style:style style:name="T23" style:family="text">
      <style:text-properties fo:color="#005032" fo:font-size="10pt" style:font-size-asian="10pt"/>
    </style:style>
    <style:style style:name="T24" style:family="text">
      <style:text-properties fo:color="#0000c0"/>
    </style:style>
    <style:style style:name="T25" style:family="text">
      <style:text-properties fo:color="#0000c0" style:font-name="Monospace" fo:font-size="10pt" style:font-size-asian="10pt"/>
    </style:style>
    <style:style style:name="T26" style:family="text">
      <style:text-properties fo:color="#0000c0" fo:font-size="10pt" style:font-size-asian="10pt"/>
    </style:style>
    <style:style style:name="T27" style:family="text">
      <style:text-properties fo:color="#3f7f5f"/>
    </style:style>
    <style:style style:name="T28" style:family="text">
      <style:text-properties fo:color="#3f7f5f" style:font-name="Monospace" fo:font-size="10pt" style:font-size-asian="10pt"/>
    </style:style>
    <style:style style:name="T29" style:family="text">
      <style:text-properties fo:color="#3f7f5f" style:font-name="Monospace" fo:font-size="10pt" style:text-underline-style="solid" style:text-underline-width="auto" style:text-underline-color="font-color" style:font-size-asian="10pt"/>
    </style:style>
    <style:style style:name="T30" style:family="text">
      <style:text-properties fo:color="#3f7f5f" fo:font-size="10pt" style:font-size-asian="10pt"/>
    </style:style>
    <style:style style:name="T31" style:family="text">
      <style:text-properties fo:color="#3f7f5f" fo:font-size="10pt" style:text-underline-style="solid" style:text-underline-width="auto" style:text-underline-color="font-color" style:font-size-asian="10pt"/>
    </style:style>
    <style:style style:name="T32" style:family="text">
      <style:text-properties fo:color="#3f7f5f" style:text-underline-style="solid" style:text-underline-width="auto" style:text-underline-color="font-color"/>
    </style:style>
    <style:style style:name="T33" style:family="text">
      <style:text-properties style:font-name="Liberation Serif"/>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fo:font-weight="bold" style:font-size-asian="12pt" style:font-weight-asian="bold" style:font-size-complex="12pt" style:font-weight-complex="bold"/>
    </style:style>
    <style:style style:name="T36" style:family="text">
      <style:text-properties style:font-name="Liberation Serif" fo:font-size="12pt" fo:font-weight="normal" style:font-size-asian="12pt" style:font-weight-asian="normal" style:font-size-complex="12pt" style:font-weight-complex="normal"/>
    </style:style>
    <style:style style:name="T37" style:family="text">
      <style:text-properties style:font-name="Liberation Serif" fo:font-weight="bold" style:font-weight-asian="bold" style:font-weight-complex="bold"/>
    </style:style>
    <style:style style:name="T38" style:family="text">
      <style:text-properties style:font-name="Liberation Serif" fo:font-weight="normal" style:font-weight-asian="normal" style:font-weight-complex="normal"/>
    </style:style>
    <style:style style:name="T39" style:family="text">
      <style:text-properties style:font-name="Liberation Serif" fo:font-size="10pt" fo:font-weight="normal" style:font-size-asian="10pt" style:font-weight-asian="normal" style:font-size-complex="10pt" style:font-weight-complex="normal"/>
    </style:style>
    <style:style style:name="T40" style:family="text">
      <style:text-properties style:font-name="Liberation Serif" fo:font-size="10pt" fo:font-weight="normal" officeooo:rsid="00142ae9" style:font-size-asian="10pt" style:font-weight-asian="normal" style:font-size-complex="10pt" style:font-weight-complex="normal"/>
    </style:style>
    <style:style style:name="T41" style:family="text">
      <style:text-properties fo:font-weight="bold" style:font-weight-asian="bold" style:font-weight-complex="bold"/>
    </style:style>
    <style:style style:name="T42" style:family="text">
      <style:text-properties fo:color="#2a00ff"/>
    </style:style>
    <style:style style:name="T43" style:family="text">
      <style:text-properties fo:color="#2a00ff" style:font-name="Monospace" fo:font-size="10pt" style:font-size-asian="10pt"/>
    </style:style>
    <style:style style:name="T44" style:family="text">
      <style:text-properties fo:color="#2a00ff" fo:font-size="10pt" style:font-size-asian="10pt"/>
    </style:style>
    <style:style style:name="T45" style:family="text">
      <style:text-properties fo:color="#642880"/>
    </style:style>
    <style:style style:name="T46" style:family="text">
      <style:text-properties fo:color="#642880" style:font-name="Monospace" fo:font-size="10pt" fo:font-weight="bold" style:font-size-asian="10pt" style:font-weight-asian="bold"/>
    </style:style>
    <style:style style:name="T47" style:family="text">
      <style:text-properties fo:color="#642880" style:font-name="Monospace" fo:font-size="10pt" style:font-size-asian="10pt"/>
    </style:style>
    <style:style style:name="T48" style:family="text">
      <style:text-properties fo:color="#642880" fo:font-size="10pt" fo:font-weight="bold" style:font-size-asian="10pt" style:font-weight-asian="bold"/>
    </style:style>
    <style:style style:name="T49" style:family="text">
      <style:text-properties fo:color="#642880" fo:font-size="10pt" style:font-size-asian="10pt"/>
    </style:style>
    <style:style style:name="T50" style:family="text">
      <style:text-properties fo:color="#642880" fo:font-weight="bold" style:font-weight-asian="bold"/>
    </style:style>
    <style:style style:name="T51" style:family="text">
      <style:text-properties fo:font-weight="normal" style:font-weight-asian="normal" style:font-weight-complex="normal"/>
    </style:style>
    <style:style style:name="T52" style:family="text">
      <style:text-properties fo:font-weight="normal" officeooo:rsid="00142ae9" style:font-weight-asian="normal" style:font-weight-complex="normal"/>
    </style:style>
    <style:style style:name="T53" style:family="text">
      <style:text-properties fo:font-size="10pt" style:font-size-asian="10pt" style:font-size-complex="10pt"/>
    </style:style>
    <style:style style:name="T54" style:family="text">
      <style:text-properties fo:font-size="10pt" fo:font-weight="normal" style:font-size-asian="10pt" style:font-weight-asian="normal" style:font-size-complex="10pt" style:font-weight-complex="normal"/>
    </style:style>
    <style:style style:name="T55" style:family="text">
      <style:text-properties fo:font-size="10pt" fo:font-weight="normal" officeooo:rsid="00142ae9"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1">I</text:span>nheritance</text:h>
      <text:p text:style-name="P2"/>
      <text:p text:style-name="Standard"><text:span text:style-name="T36">The object being inherited from is called the </text:span><text:span text:style-name="Strong_20_Emphasis"><text:span text:style-name="T36">parent</text:span></text:span><text:span text:style-name="T36"> or </text:span><text:span text:style-name="Strong_20_Emphasis"><text:span text:style-name="T36">base</text:span></text:span><text:span text:style-name="T36">, and the object doing the inheriting is called the </text:span><text:span text:style-name="Strong_20_Emphasis"><text:span text:style-name="T36">child</text:span></text:span><text:span text:style-name="T36"> or </text:span><text:span text:style-name="Strong_20_Emphasis"><text:span text:style-name="T36">derived</text:span></text:span><text:span text:style-name="T36"> object. In the above picture, “fruit” is the parent, and both “apple” and “banana” are children. Unlike in composition, where each object has a </text:span><text:span text:style-name="Emphasis"><text:span text:style-name="T36">has-a</text:span></text:span><text:span text:style-name="T36"> relationship with its subobjects, in inheritance, each child has an </text:span><text:span text:style-name="Emphasis"><text:span text:style-name="T36">is-a</text:span></text:span><text:span text:style-name="T36"> relationship with its parent. An apple </text:span><text:span text:style-name="Emphasis"><text:span text:style-name="T36">is-a</text:span></text:span><text:span text:style-name="T36"> fruit. A triangle </text:span><text:span text:style-name="Emphasis"><text:span text:style-name="T36">is-a</text:span></text:span><text:span text:style-name="T36"> shape. Red </text:span><text:span text:style-name="Emphasis"><text:span text:style-name="T36">is-a</text:span></text:span><text:span text:style-name="T36"> color.</text:span></text:p>
      <text:h text:style-name="P11" text:outline-level="1">Order of construction of derived classes</text:h>
      <text:p text:style-name="P2">C++ constructs derived objects, it does so in pieces, starting with the base portion of the class. Once that is complete, it then walks through the inheritance tree and constructs each derived portion of the class.</text:p>
      <text:p text:style-name="P2"/>
      <text:p text:style-name="P2">if we want to set both m_dValue (from the Derived portion of the object) and m_nValue (from the Base portion of the object) when we create a Derived object? </text:p>
      <text:p text:style-name="P2">a call to the base class Constructor in the initialization list of the derived class:</text:p>
      <text:p text:style-name="P2"><text:span text:style-name="T6">class</text:span><text:span text:style-name="T12"> </text:span><text:span text:style-name="T21">Base</text:span></text:p>
      <text:p text:style-name="P5"><text:span text:style-name="T12">{</text:span></text:p>
      <text:p text:style-name="P5"><text:span text:style-name="T6">public</text:span><text:span text:style-name="T12">:</text:span></text:p>
      <text:p text:style-name="P5"><text:span text:style-name="T12"><text:s text:c="4"/></text:span><text:span text:style-name="T6">int</text:span><text:span text:style-name="T12"> </text:span><text:span text:style-name="T24">m_nValue</text:span><text:span text:style-name="T12">;</text:span></text:p>
      <text:p text:style-name="P5"><text:span text:style-name="T12"><text:s/></text:span></text:p>
      <text:p text:style-name="P5"><text:span text:style-name="T12"><text:s text:c="4"/>Base(</text:span><text:span text:style-name="T6">int</text:span><text:span text:style-name="T12"> nValue=0)</text:span></text:p>
      <text:p text:style-name="P5"><text:span text:style-name="T12"><text:s text:c="8"/>: </text:span><text:span text:style-name="T24">m_nValue</text:span><text:span text:style-name="T12">(nValue)</text:span></text:p>
      <text:p text:style-name="P5"><text:span text:style-name="T12"><text:s text:c="4"/>{</text:span></text:p>
      <text:p text:style-name="P5"><text:span text:style-name="T12"><text:s text:c="4"/>}</text:span></text:p>
      <text:p text:style-name="P5"><text:span text:style-name="T12">};</text:span></text:p>
      <text:p text:style-name="P2"/>
      <text:p text:style-name="P2"><text:span text:style-name="T6">class</text:span><text:span text:style-name="T12"> </text:span><text:span text:style-name="T21">Derived</text:span><text:span text:style-name="T12">: </text:span><text:span text:style-name="T6">public</text:span><text:span text:style-name="T12"> </text:span><text:span text:style-name="T20">Base</text:span></text:p>
      <text:p text:style-name="P5"><text:span text:style-name="T12">{</text:span></text:p>
      <text:p text:style-name="P5"><text:span text:style-name="T6">public</text:span><text:span text:style-name="T12">:</text:span></text:p>
      <text:p text:style-name="P5"><text:span text:style-name="T12"><text:s text:c="4"/></text:span><text:span text:style-name="T6">double</text:span><text:span text:style-name="T12"> </text:span><text:span text:style-name="T24">m_dValue</text:span><text:span text:style-name="T12">;</text:span></text:p>
      <text:p text:style-name="P5"><text:span text:style-name="T12"><text:s/></text:span></text:p>
      <text:p text:style-name="P5"><text:span text:style-name="T12"><text:s text:c="4"/>Derived(</text:span><text:span text:style-name="T6">double</text:span><text:span text:style-name="T12"> dValue=0.0, </text:span><text:span text:style-name="T6">int</text:span><text:span text:style-name="T12"> nValue=0)</text:span></text:p>
      <text:p text:style-name="P5"><text:span text:style-name="T12"><text:s text:c="8"/>: </text:span><text:span text:style-name="T20">Base</text:span><text:span text:style-name="T12">(nValue), </text:span><text:span text:style-name="T27">// Call Base(</text:span><text:span text:style-name="T32">int</text:span><text:span text:style-name="T27">) constructor with value nValue!</text:span></text:p>
      <text:p text:style-name="P5"><text:span text:style-name="T12"><text:s text:c="12"/></text:span><text:span text:style-name="T24">m_dValue</text:span><text:span text:style-name="T12">(dValue)</text:span></text:p>
      <text:p text:style-name="P5"><text:span text:style-name="T12"><text:s text:c="4"/>{</text:span></text:p>
      <text:p text:style-name="P5"><text:span text:style-name="T12"><text:s text:c="4"/>}</text:span></text:p>
      <text:p text:style-name="P5"><text:span text:style-name="T12">};</text:span></text:p>
      <text:p text:style-name="P5"><text:span text:style-name="T12"/></text:p>
      <text:p text:style-name="P2">Classes in an inheritance chain </text:p>
      <text:p text:style-name="P1"><text:span text:style-name="T51">The </text:span><text:span text:style-name="Strong_20_Emphasis"><text:span text:style-name="T51">protected</text:span></text:span><text:span text:style-name="T51"> access specifier restricts access to member functions of the same class, or those of derived classes.</text:span></text:p>
      <text:p text:style-name="P2"><text:span text:style-name="T6">#include</text:span><text:span text:style-name="T12"> </text:span><text:span text:style-name="T42">&lt;iostream&gt;</text:span></text:p>
      <text:p text:style-name="P5"><text:span text:style-name="T6">using</text:span><text:span text:style-name="T12"> </text:span><text:span text:style-name="T6">namespace</text:span><text:span text:style-name="T12"> std;</text:span></text:p>
      <text:p text:style-name="P5"><text:span text:style-name="T12"><text:s/></text:span></text:p>
      <text:p text:style-name="P5"><text:span text:style-name="T6">class</text:span><text:span text:style-name="T12"> </text:span><text:span text:style-name="T21">A</text:span></text:p>
      <text:p text:style-name="P5"><text:span text:style-name="T12">{</text:span></text:p>
      <text:p text:style-name="P5"><text:span text:style-name="T6">public</text:span><text:span text:style-name="T12">:</text:span></text:p>
      <text:p text:style-name="P5"><text:span text:style-name="T12"><text:s text:c="4"/>A(</text:span><text:span text:style-name="T6">int</text:span><text:span text:style-name="T12"> nValue)</text:span></text:p>
      <text:p text:style-name="P5"><text:span text:style-name="T12"><text:s text:c="4"/>{</text:span></text:p>
      <text:p text:style-name="P5"><text:span text:style-name="T12"><text:s text:c="8"/>cout &lt;&lt; </text:span><text:span text:style-name="T42">"A: "</text:span><text:span text:style-name="T12"> &lt;&lt; nValue &lt;&lt; </text:span><text:span text:style-name="T45">endl</text:span><text:span text:style-name="T12">;</text:span></text:p>
      <text:p text:style-name="P5"><text:soft-page-break/><text:span text:style-name="T12"><text:s text:c="4"/>}</text:span></text:p>
      <text:p text:style-name="P5"><text:span text:style-name="T12">};</text:span></text:p>
      <text:p text:style-name="P5"><text:span text:style-name="T12"><text:s/></text:span></text:p>
      <text:p text:style-name="P5"><text:span text:style-name="T6">class</text:span><text:span text:style-name="T12"> </text:span><text:span text:style-name="T21">B</text:span><text:span text:style-name="T12">: </text:span><text:span text:style-name="T6">public</text:span><text:span text:style-name="T12"> </text:span><text:span text:style-name="T21">A</text:span></text:p>
      <text:p text:style-name="P5"><text:span text:style-name="T12">{</text:span></text:p>
      <text:p text:style-name="P5"><text:span text:style-name="T6">public</text:span><text:span text:style-name="T12">:</text:span></text:p>
      <text:p text:style-name="P5"><text:span text:style-name="T12"><text:s text:c="4"/>B(</text:span><text:span text:style-name="T6">int</text:span><text:span text:style-name="T12"> nValue, </text:span><text:span text:style-name="T6">double</text:span><text:span text:style-name="T12"> dValue)</text:span></text:p>
      <text:p text:style-name="P5"><text:span text:style-name="T12"><text:s text:c="4"/>: A(nValue)</text:span></text:p>
      <text:p text:style-name="P5"><text:span text:style-name="T12"><text:s text:c="4"/>{</text:span></text:p>
      <text:p text:style-name="P5"><text:span text:style-name="T12"><text:s text:c="8"/>cout &lt;&lt; </text:span><text:span text:style-name="T42">"B: "</text:span><text:span text:style-name="T12"> &lt;&lt; dValue &lt;&lt; </text:span><text:span text:style-name="T45">endl</text:span><text:span text:style-name="T12">;</text:span></text:p>
      <text:p text:style-name="P5"><text:span text:style-name="T12"><text:s text:c="4"/>}</text:span></text:p>
      <text:p text:style-name="P5"><text:span text:style-name="T12">};</text:span></text:p>
      <text:p text:style-name="P5"><text:span text:style-name="T12"><text:s/></text:span></text:p>
      <text:p text:style-name="P5"><text:span text:style-name="T6">class</text:span><text:span text:style-name="T12"> </text:span><text:span text:style-name="T21">C</text:span><text:span text:style-name="T12">: </text:span><text:span text:style-name="T6">public</text:span><text:span text:style-name="T12"> </text:span><text:span text:style-name="T21">B</text:span></text:p>
      <text:p text:style-name="P5"><text:span text:style-name="T12">{</text:span></text:p>
      <text:p text:style-name="P5"><text:span text:style-name="T6">public</text:span><text:span text:style-name="T12">:</text:span></text:p>
      <text:p text:style-name="P5"><text:span text:style-name="T12"><text:s text:c="4"/>C(</text:span><text:span text:style-name="T6">int</text:span><text:span text:style-name="T12"> nValue, </text:span><text:span text:style-name="T6">double</text:span><text:span text:style-name="T12"> dValue, </text:span><text:span text:style-name="T6">char</text:span><text:span text:style-name="T12"> chValue)</text:span></text:p>
      <text:p text:style-name="P5"><text:span text:style-name="T12"><text:s text:c="4"/>: B(nValue, dValue)</text:span></text:p>
      <text:p text:style-name="P5"><text:span text:style-name="T12"><text:s text:c="4"/>{</text:span></text:p>
      <text:p text:style-name="P5"><text:span text:style-name="T12"><text:s text:c="8"/>cout &lt;&lt; </text:span><text:span text:style-name="T42">"C: "</text:span><text:span text:style-name="T12"> &lt;&lt; chValue &lt;&lt; </text:span><text:span text:style-name="T45">endl</text:span><text:span text:style-name="T12">;</text:span></text:p>
      <text:p text:style-name="P5"><text:span text:style-name="T12"><text:s text:c="4"/>}</text:span></text:p>
      <text:p text:style-name="P5"><text:span text:style-name="T12">};</text:span></text:p>
      <text:p text:style-name="P5"><text:span text:style-name="T12"><text:s/></text:span></text:p>
      <text:p text:style-name="P5"><text:span text:style-name="T6">int</text:span><text:span text:style-name="T12"> main()</text:span></text:p>
      <text:p text:style-name="P5"><text:span text:style-name="T12">{</text:span></text:p>
      <text:p text:style-name="P5"><text:span text:style-name="T12"><text:s text:c="4"/></text:span><text:span text:style-name="T21">C</text:span><text:span text:style-name="T12"> cClass(5, 4.3, </text:span><text:span text:style-name="T42">'R'</text:span><text:span text:style-name="T12">);</text:span></text:p>
      <text:p text:style-name="P5"><text:span text:style-name="T12"><text:s/></text:span></text:p>
      <text:p text:style-name="P5"><text:span text:style-name="T12"><text:s text:c="4"/></text:span><text:span text:style-name="T6">return</text:span><text:span text:style-name="T12"> 0;</text:span></text:p>
      <text:p text:style-name="P5"><text:span text:style-name="T12">}</text:span></text:p>
      <text:p text:style-name="P3">the C constructor could not call or pass parameters to the A constructor directly. The C constructor can only call the B constructor (which has the responsibility of calling the A constructor).</text:p>
      <text:p text:style-name="P3"/>
      <text:p text:style-name="P3">If you do not choose an inheritance type, C++ defaults to private inheritance (just like members default to private access if you do not specify otherwise).</text:p>
      <text:p text:style-name="P3"/>
      <text:p text:style-name="P3"><text:span text:style-name="T6">class</text:span><text:span text:style-name="T12"> </text:span><text:span text:style-name="T21">Base</text:span></text:p>
      <text:p text:style-name="P5"><text:span text:style-name="T12">{</text:span></text:p>
      <text:p text:style-name="P5"><text:span text:style-name="T6">public</text:span><text:span text:style-name="T12">:</text:span></text:p>
      <text:p text:style-name="P5"><text:span text:style-name="T12"><text:s text:c="4"/></text:span><text:span text:style-name="T6">int</text:span><text:span text:style-name="T12"> </text:span><text:span text:style-name="T24">m_nPublic</text:span><text:span text:style-name="T12">;</text:span></text:p>
      <text:p text:style-name="P5"><text:span text:style-name="T6">private</text:span><text:span text:style-name="T12">:</text:span></text:p>
      <text:p text:style-name="P5"><text:span text:style-name="T12"><text:s text:c="4"/></text:span><text:span text:style-name="T6">int</text:span><text:span text:style-name="T12"> </text:span><text:span text:style-name="T24">m_nPrivate</text:span><text:span text:style-name="T12">;</text:span></text:p>
      <text:p text:style-name="P5"><text:span text:style-name="T6">protected</text:span><text:span text:style-name="T12">:</text:span></text:p>
      <text:p text:style-name="P5"><text:span text:style-name="T12"><text:s text:c="4"/></text:span><text:span text:style-name="T6">int</text:span><text:span text:style-name="T12"> </text:span><text:span text:style-name="T24">m_nProtected</text:span><text:span text:style-name="T12">;</text:span></text:p>
      <text:p text:style-name="P5"><text:span text:style-name="T12">};</text:span></text:p>
      <text:p text:style-name="P3">Base can access its own members without restriction. The public can only access m_nPublic. Derived classes can access m_nPublic and m_nProtected.</text:p>
      <text:p text:style-name="P3"><text:span text:style-name="T6">class</text:span><text:span text:style-name="T12"> </text:span><text:span text:style-name="T21">D2</text:span><text:span text:style-name="T12">: </text:span><text:span text:style-name="T6">private</text:span><text:span text:style-name="T12"> </text:span><text:span text:style-name="T20">Base</text:span></text:p>
      <text:p text:style-name="P5"><text:span text:style-name="T12">{</text:span></text:p>
      <text:p text:style-name="P5"><text:span text:style-name="T6">public</text:span><text:span text:style-name="T12">:</text:span></text:p>
      <text:p text:style-name="P5"><text:span text:style-name="T12"><text:s text:c="4"/></text:span><text:span text:style-name="T6">int</text:span><text:span text:style-name="T12"> </text:span><text:span text:style-name="T24">m_nPublic2</text:span><text:span text:style-name="T12">;</text:span></text:p>
      <text:p text:style-name="P5"><text:span text:style-name="T6">private</text:span><text:span text:style-name="T12">:</text:span></text:p>
      <text:p text:style-name="P5"><text:span text:style-name="T12"><text:s text:c="4"/></text:span><text:span text:style-name="T6">int</text:span><text:span text:style-name="T12"> </text:span><text:span text:style-name="T24">m_nPrivate2</text:span><text:span text:style-name="T12">;</text:span></text:p>
      <text:p text:style-name="P5"><text:soft-page-break/><text:span text:style-name="T6">protected</text:span><text:span text:style-name="T12">:</text:span></text:p>
      <text:p text:style-name="P5"><text:span text:style-name="T12"><text:s text:c="4"/></text:span><text:span text:style-name="T6">int</text:span><text:span text:style-name="T12"> </text:span><text:span text:style-name="T24">m_nProtected2</text:span><text:span text:style-name="T12">;</text:span></text:p>
      <text:p text:style-name="P5"><text:span text:style-name="T20">}</text:span></text:p>
      <text:p text:style-name="P5">D2 can access its own members without restriction. D2 can access Base’s members based on Base’s access specifiers. Thus, it can access m_nPublic and m_nProtected, but not m_nPrivate. Because D2 inherited Base privately, m_nPublic, m_nPrivate, and m_nProtected are now private when accessed through D2. This means the public can not access any of these variables when using a D2 object, nor can any classes derived from D2.</text:p>
      <text:p text:style-name="P3"><text:span text:style-name="T6">class</text:span><text:span text:style-name="T12"> </text:span><text:span text:style-name="T21">D3</text:span><text:span text:style-name="T12">: </text:span><text:span text:style-name="T6">public</text:span><text:span text:style-name="T12"> </text:span><text:span text:style-name="T20">D2</text:span></text:p>
      <text:p text:style-name="P5"><text:span text:style-name="T12">{</text:span></text:p>
      <text:p text:style-name="P5"><text:span text:style-name="T6">public</text:span><text:span text:style-name="T12">:</text:span></text:p>
      <text:p text:style-name="P5"><text:span text:style-name="T12"><text:s text:c="4"/></text:span><text:span text:style-name="T6">int</text:span><text:span text:style-name="T12"> </text:span><text:span text:style-name="T24">m_nPublic3</text:span><text:span text:style-name="T12">;</text:span></text:p>
      <text:p text:style-name="P5"><text:span text:style-name="T6">private</text:span><text:span text:style-name="T12">:</text:span></text:p>
      <text:p text:style-name="P5"><text:span text:style-name="T12"><text:s text:c="4"/></text:span><text:span text:style-name="T6">int</text:span><text:span text:style-name="T12"> </text:span><text:span text:style-name="T24">m_nPrivate3</text:span><text:span text:style-name="T12">;</text:span></text:p>
      <text:p text:style-name="P5"><text:span text:style-name="T6">protected</text:span><text:span text:style-name="T12">:</text:span></text:p>
      <text:p text:style-name="P5"><text:span text:style-name="T12"><text:s text:c="4"/></text:span><text:span text:style-name="T6">int</text:span><text:span text:style-name="T12"> </text:span><text:span text:style-name="T24">m_nProtected3</text:span><text:span text:style-name="T12">;</text:span></text:p>
      <text:p text:style-name="P5"><text:span text:style-name="T12">};</text:span></text:p>
      <text:p text:style-name="P3">D3 can access its own members without restriction. D3 can access D2’s members based on D2’s access specifiers. Thus, D3 has access to m_nPublic2 and m_nProtected2, but not m_nPrivate2. D3’s access to Base members is controlled by the access specifier of its immediate parent. This means D3 does not have access to any of Base’s members because they all became private when D2 inherited them.</text:p>
      <text:p text:style-name="P3"/>
      <text:h text:style-name="P12" text:outline-level="1">Adding, changing, and hiding members in a derived class</text:h>
      <text:p text:style-name="P3"/>
      <text:p text:style-name="P3"><text:span text:style-name="T6">#include</text:span><text:span text:style-name="T12"> </text:span><text:span text:style-name="T42">&lt;iostream&gt;</text:span></text:p>
      <text:p text:style-name="P5"><text:span text:style-name="T6">using</text:span><text:span text:style-name="T12"> </text:span><text:span text:style-name="T6">namespace</text:span><text:span text:style-name="T12"> std;</text:span></text:p>
      <text:p text:style-name="P5"><text:span text:style-name="T12"><text:s/></text:span></text:p>
      <text:p text:style-name="P5"><text:span text:style-name="T6">class</text:span><text:span text:style-name="T12"> </text:span><text:span text:style-name="T21">Base</text:span></text:p>
      <text:p text:style-name="P5"><text:span text:style-name="T12">{</text:span></text:p>
      <text:p text:style-name="P5"><text:span text:style-name="T6">protected</text:span><text:span text:style-name="T12">:</text:span></text:p>
      <text:p text:style-name="P5"><text:span text:style-name="T12"><text:s text:c="4"/></text:span><text:span text:style-name="T6">int</text:span><text:span text:style-name="T12"> </text:span><text:span text:style-name="T24">m_nValue</text:span><text:span text:style-name="T12">;</text:span></text:p>
      <text:p text:style-name="P5"><text:span text:style-name="T12"><text:s/></text:span></text:p>
      <text:p text:style-name="P5"><text:span text:style-name="T6">public</text:span><text:span text:style-name="T12">:</text:span></text:p>
      <text:p text:style-name="P5"><text:span text:style-name="T12"><text:s text:c="4"/>Base(</text:span><text:span text:style-name="T6">int</text:span><text:span text:style-name="T12"> nValue)</text:span></text:p>
      <text:p text:style-name="P5"><text:span text:style-name="T12"><text:s text:c="8"/>: </text:span><text:span text:style-name="T24">m_nValue</text:span><text:span text:style-name="T12">(nValue)</text:span></text:p>
      <text:p text:style-name="P5"><text:span text:style-name="T12"><text:s text:c="4"/>{</text:span></text:p>
      <text:p text:style-name="P5"><text:span text:style-name="T12"><text:s text:c="4"/>}</text:span></text:p>
      <text:p text:style-name="P5"><text:span text:style-name="T12"><text:s/></text:span></text:p>
      <text:p text:style-name="P5"><text:span text:style-name="T12"><text:s text:c="4"/></text:span><text:span text:style-name="T6">void</text:span><text:span text:style-name="T12"> Identify() { cout &lt;&lt; </text:span><text:span text:style-name="T42">"I am a Base"</text:span><text:span text:style-name="T12"> &lt;&lt; </text:span><text:span text:style-name="T45">endl</text:span><text:span text:style-name="T12">; }</text:span></text:p>
      <text:p text:style-name="P5"><text:span text:style-name="T12">};</text:span></text:p>
      <text:p text:style-name="P8">Now, let’s create a derived class that inherits from Base. Because we want Derived to be able to set the value of m_nValue when Derived objects are instantiated, we’ll make the Derived constructor call the Base constructor in the initialization list.</text:p>
      <text:p text:style-name="P3"><text:span text:style-name="T6">class</text:span><text:span text:style-name="T12"> </text:span><text:span text:style-name="T21">Derived</text:span><text:span text:style-name="T12">: </text:span><text:span text:style-name="T6">public</text:span><text:span text:style-name="T12"> </text:span><text:span text:style-name="T20">Base</text:span></text:p>
      <text:p text:style-name="P5"><text:span text:style-name="T12">{</text:span></text:p>
      <text:p text:style-name="P5"><text:span text:style-name="T6">public</text:span><text:span text:style-name="T12">:</text:span></text:p>
      <text:p text:style-name="P5"><text:span text:style-name="T12"><text:s text:c="4"/>Derived(</text:span><text:span text:style-name="T6">int</text:span><text:span text:style-name="T12"> nValue)</text:span></text:p>
      <text:p text:style-name="P5"><text:span text:style-name="T12"><text:s text:c="8"/>:</text:span><text:span text:style-name="T20">Base</text:span><text:span text:style-name="T12">(nValue)</text:span></text:p>
      <text:p text:style-name="P5"><text:span text:style-name="T12"><text:s text:c="4"/>{</text:span></text:p>
      <text:p text:style-name="P5"><text:soft-page-break/><text:span text:style-name="T12"><text:s text:c="4"/>}</text:span></text:p>
      <text:p text:style-name="P5"><text:span text:style-name="T12">};</text:span></text:p>
      <text:p text:style-name="P8"/>
      <text:p text:style-name="P6"><text:span text:style-name="Strong_20_Emphasis"><text:span text:style-name="T51">Adding new functionality</text:span></text:span></text:p>
      <text:p text:style-name="P7">Because we have access to the source code of the Base class, we could add functionality directly to Base. However, there may be times when we do not want to, or can not. Consider the case where you have just purchased a library of code from a 3rd party vendor, but need some extra functionality. You could add to the original code, but this isn’t the best solution. What if the vendor sends you an update? Either your additions will be overwritten, or you’ll have to manually migrate them. It’s also common for developers to release header files containing class definitions, but release the implementation code precompiled -- this means you can use the code, but you won’t have the ability to modify it directly.</text:p>
      <text:p text:style-name="P7">In either case, the best answer is to derive your own class, and add the functionality you want to the derived class.</text:p>
      <text:p text:style-name="P7">One obvious omission from the Base class is a way for the public to access m_nValue. Normally we’d write an access function in the Base class -- but for the sake of example we’re going to add it to the derived class instead. Because m_nValue has been declared as protected in the Base class, Derived has direct access to it.</text:p>
      <text:p text:style-name="P7">To add new functionality to a derived class, simply declare that functionality in the derived class like normal:</text:p>
      <text:p text:style-name="P3"><text:span text:style-name="T6">class</text:span><text:span text:style-name="T12"> </text:span><text:span text:style-name="T21">Derived</text:span><text:span text:style-name="T12">: </text:span><text:span text:style-name="T6">public</text:span><text:span text:style-name="T12"> Base</text:span></text:p>
      <text:p text:style-name="P5"><text:span text:style-name="T12">{</text:span></text:p>
      <text:p text:style-name="P5"><text:span text:style-name="T6">public</text:span><text:span text:style-name="T12">:</text:span></text:p>
      <text:p text:style-name="P5"><text:span text:style-name="T12"><text:s text:c="4"/>Derived(</text:span><text:span text:style-name="T6">int</text:span><text:span text:style-name="T12"> nValue)</text:span></text:p>
      <text:p text:style-name="P5"><text:span text:style-name="T12"><text:s text:c="8"/>:Base(nValue)</text:span></text:p>
      <text:p text:style-name="P5"><text:span text:style-name="T12"><text:s text:c="4"/>{</text:span></text:p>
      <text:p text:style-name="P5"><text:span text:style-name="T12"><text:s text:c="4"/>}</text:span></text:p>
      <text:p text:style-name="P5"><text:span text:style-name="T12"><text:s/></text:span></text:p>
      <text:p text:style-name="P5"><text:span text:style-name="T12"><text:s text:c="4"/></text:span><text:span text:style-name="T6">int</text:span><text:span text:style-name="T12"> GetValue() { </text:span><text:span text:style-name="T6">return</text:span><text:span text:style-name="T12"> </text:span><text:span text:style-name="T20">m_nValue</text:span><text:span text:style-name="T12">; }</text:span></text:p>
      <text:p text:style-name="P5"><text:span text:style-name="T12">};</text:span></text:p>
      <text:p text:style-name="P3"/>
      <text:p text:style-name="P3"><text:span text:style-name="T6">int</text:span><text:span text:style-name="T12"> main()</text:span></text:p>
      <text:p text:style-name="P5"><text:span text:style-name="T12">{</text:span></text:p>
      <text:p text:style-name="P5"><text:span text:style-name="T12"><text:s text:c="4"/>Derived cDerived(5);</text:span></text:p>
      <text:p text:style-name="P5"><text:span text:style-name="T12"><text:s text:c="4"/>cout &lt;&lt; </text:span><text:span text:style-name="T42">"cDerived has value "</text:span><text:span text:style-name="T12"> &lt;&lt; cDerived.GetValue() &lt;&lt; endl;</text:span></text:p>
      <text:p text:style-name="P5"><text:span text:style-name="T12"><text:s/></text:span></text:p>
      <text:p text:style-name="P5"><text:span text:style-name="T12"><text:s text:c="4"/></text:span><text:span text:style-name="T6">return</text:span><text:span text:style-name="T12"> 0;</text:span></text:p>
      <text:p text:style-name="P5"><text:span text:style-name="T12">}</text:span></text:p>
      <text:p text:style-name="P6"><text:span text:style-name="Strong_20_Emphasis"><text:span text:style-name="T51">Redefining functionality</text:span></text:span></text:p>
      <text:p text:style-name="P7">When a member function is called with a derived class object, the compiler first looks to see if that member exists in the derived class. If not, it begins walking up the inheritance chain and checking whether the member has been defined in any of the inherited classes. It uses the first one it finds.</text:p>
      <text:p text:style-name="P3"/>
      <text:p text:style-name="P3"/>
      <text:p text:style-name="P3"><text:soft-page-break/><text:span text:style-name="T6">int</text:span><text:span text:style-name="T12"> main()</text:span></text:p>
      <text:p text:style-name="P5"><text:span text:style-name="T12">{</text:span></text:p>
      <text:p text:style-name="P5"><text:span text:style-name="T12"><text:s text:c="4"/></text:span><text:span text:style-name="T20">Base</text:span><text:span text:style-name="T12"> cBase(5);</text:span></text:p>
      <text:p text:style-name="P5"><text:span text:style-name="T12"><text:s text:c="4"/>cBase.</text:span><text:span text:style-name="T20">Identify</text:span><text:span text:style-name="T12">();</text:span></text:p>
      <text:p text:style-name="P5"><text:span text:style-name="T12"><text:s/></text:span></text:p>
      <text:p text:style-name="P5"><text:span text:style-name="T12"><text:s text:c="4"/></text:span><text:span text:style-name="T20">Derived</text:span><text:span text:style-name="T12"> cDerived(7);</text:span></text:p>
      <text:p text:style-name="P5"><text:span text:style-name="T12"><text:s text:c="4"/>cDerived.</text:span><text:span text:style-name="T20">Identify</text:span><text:span text:style-name="T12">(</text:span><text:span text:style-name="T20">)</text:span></text:p>
      <text:p text:style-name="P5"><text:span text:style-name="T12"><text:s/></text:span></text:p>
      <text:p text:style-name="P5"><text:span text:style-name="T12"><text:s text:c="4"/></text:span><text:span text:style-name="T6">return</text:span><text:span text:style-name="T12"> 0;</text:span></text:p>
      <text:p text:style-name="P5"><text:span text:style-name="T12">}</text:span></text:p>
      <text:p text:style-name="P8">When cDerived.Identify() is called, the compiler looks to see if Identify() has been defined in the Derived class. It hasn’t. Then it starts looking in the inherited classes (which in this case is Base). Base has defined a Identify() function, so it uses that one. In other words, Base::Identify() was used because Derived::Identify() doesn’t exist.</text:p>
      <text:p text:style-name="P7">However, if we had defined Derived::Identify() in the Derived class, it would have been used instead. This means that we can make functions work differently with our derived classes by redefining them in the derived class!</text:p>
      <text:p text:style-name="Text_20_body"><text:span text:style-name="T36">In our above example, it would be more accurate if </text:span><text:span text:style-name="Source_20_Text"><text:span text:style-name="T36">cDerived.Identify()</text:span></text:span><text:span text:style-name="T36"> printed “I am a Derived”. Let’s modify Identify() so it returns the correct response when we call Identify() with a Derived object.</text:span></text:p>
      <text:p text:style-name="P7">To modify a function the way a function defined in a base class works in the derived class, simply redefine the function in the derived class</text:p>
      <text:p text:style-name="P8"><text:span text:style-name="Strong_20_Emphasis">Hiding functionality</text:span></text:p>
      <text:p text:style-name="P9">In C++, it is not possible to remove functionality from a class. However, it is possible to hide existing functionality.</text:p>
      <text:p text:style-name="P9">As mentioned above, if you redefine a function, it uses whatever access specifier it’s declared under in the derived class. Therefore, we could redefine a public function as private in our derived class, and the public would lose access to it. However, C++ also gives us the ability to change a base member’s access specifier in the derived class without even redefining the member! This is done by simply naming the member (using the scope resolution operator) to have it’s access changed in the derived class under the new access specifier.</text:p>
      <text:p text:style-name="P9">For example, consider the following Base:</text:p>
      <text:p text:style-name="P3"><text:span text:style-name="T11">class</text:span><text:span text:style-name="T12"> </text:span><text:span text:style-name="T21">Base</text:span></text:p>
      <text:p text:style-name="P4"><text:span text:style-name="T12">{</text:span></text:p>
      <text:p text:style-name="P4"><text:span text:style-name="T11">private</text:span><text:span text:style-name="T12">:</text:span></text:p>
      <text:p text:style-name="P4"><text:span text:style-name="T12"><text:s text:c="4"/></text:span><text:span text:style-name="T11">int</text:span><text:span text:style-name="T12"> </text:span><text:span text:style-name="T24">m_nValue</text:span><text:span text:style-name="T12">;</text:span></text:p>
      <text:p text:style-name="P4"><text:span text:style-name="T12"><text:s/></text:span></text:p>
      <text:p text:style-name="P4"><text:span text:style-name="T11">public</text:span><text:span text:style-name="T12">:</text:span></text:p>
      <text:p text:style-name="P4"><text:span text:style-name="T12"><text:s text:c="4"/></text:span><text:span text:style-name="T19">Base</text:span><text:span text:style-name="T12">(</text:span><text:span text:style-name="T11">int</text:span><text:span text:style-name="T12"> nValue)</text:span></text:p>
      <text:p text:style-name="P4"><text:span text:style-name="T12"><text:s text:c="8"/>: </text:span><text:span text:style-name="T24">m_nValue</text:span><text:span text:style-name="T12">(nValue)</text:span></text:p>
      <text:p text:style-name="P4"><text:span text:style-name="T12"><text:s text:c="4"/>{</text:span></text:p>
      <text:p text:style-name="P4"><text:span text:style-name="T12"><text:s text:c="4"/>}</text:span></text:p>
      <text:p text:style-name="P4"><text:span text:style-name="T12"><text:s/></text:span></text:p>
      <text:p text:style-name="P4"><text:span text:style-name="T12"/></text:p>
      <text:p text:style-name="P4"><text:soft-page-break/><text:span text:style-name="T11">protected</text:span><text:span text:style-name="T12">:</text:span></text:p>
      <text:p text:style-name="P4"><text:span text:style-name="T12"><text:s text:c="4"/></text:span><text:span text:style-name="T11">void</text:span><text:span text:style-name="T12"> </text:span><text:span text:style-name="T19">PrintValue</text:span><text:span text:style-name="T12">() { </text:span><text:span text:style-name="T20">cout</text:span><text:span text:style-name="T12"> &lt;&lt; </text:span><text:span text:style-name="T24">m_nValue</text:span><text:span text:style-name="T12">; }</text:span></text:p>
      <text:p text:style-name="P4"><text:span text:style-name="T12">};</text:span></text:p>
      <text:p text:style-name="P10"><text:span text:style-name="T52">Because Base::PrintValue() has been declared as protected, it can only be called by Base or it’s derived classes. The public can not access it.</text:span>Let’s define a Derived class that changes the access specifier of PrintValue() to public:</text:p>
      <text:p text:style-name="P3"><text:span text:style-name="T11">class</text:span><text:span text:style-name="T12"> </text:span><text:span text:style-name="T21">Derived</text:span><text:span text:style-name="T12">: </text:span><text:span text:style-name="T11">public</text:span><text:span text:style-name="T12"> </text:span><text:span text:style-name="T20">Base</text:span></text:p>
      <text:p text:style-name="P4"><text:span text:style-name="T12">{</text:span></text:p>
      <text:p text:style-name="P4"><text:span text:style-name="T11">public</text:span><text:span text:style-name="T12">:</text:span></text:p>
      <text:p text:style-name="P4"><text:span text:style-name="T12"><text:s text:c="4"/></text:span><text:span text:style-name="T19">Derived</text:span><text:span text:style-name="T12">(</text:span><text:span text:style-name="T11">int</text:span><text:span text:style-name="T12"> nValue)</text:span></text:p>
      <text:p text:style-name="P4"><text:span text:style-name="T12"><text:s text:c="8"/>: </text:span><text:span text:style-name="T20">Base</text:span><text:span text:style-name="T12">(nValue)</text:span></text:p>
      <text:p text:style-name="P4"><text:span text:style-name="T12"><text:s text:c="4"/>{</text:span></text:p>
      <text:p text:style-name="P4"><text:span text:style-name="T12"><text:s text:c="4"/>}</text:span></text:p>
      <text:p text:style-name="P4"><text:span text:style-name="T12"><text:s/></text:span></text:p>
      <text:p text:style-name="P4"><text:span text:style-name="T12"><text:s text:c="4"/></text:span><text:span text:style-name="T27">// Base::PrintValue was inherited as protected, so the public has no access</text:span></text:p>
      <text:p text:style-name="P4"><text:span text:style-name="T12"><text:s text:c="4"/></text:span><text:span text:style-name="T27">// But we're changing it to public by declaring it in the public section</text:span></text:p>
      <text:p text:style-name="P4"><text:span text:style-name="T12"><text:s text:c="4"/></text:span><text:span text:style-name="T20">Base::PrintValue</text:span><text:span text:style-name="T12">;</text:span></text:p>
      <text:p text:style-name="P4"><text:span text:style-name="T12">};</text:span></text:p>
      <text:p text:style-name="P3">This means that this code will now work:</text:p>
      <text:p text:style-name="P3"><text:span text:style-name="T11">int</text:span><text:span text:style-name="T12"> </text:span><text:span text:style-name="T19">main</text:span><text:span text:style-name="T12">()</text:span></text:p>
      <text:p text:style-name="P4"><text:span text:style-name="T12">{</text:span></text:p>
      <text:p text:style-name="P4"><text:span text:style-name="T12"><text:s text:c="4"/></text:span><text:span text:style-name="T20">Derived</text:span><text:span text:style-name="T12"> cDerived(7);</text:span></text:p>
      <text:p text:style-name="P4"><text:span text:style-name="T12"><text:s/></text:span></text:p>
      <text:p text:style-name="P4"><text:span text:style-name="T12"><text:s text:c="4"/></text:span><text:span text:style-name="T27">// PrintValue is public in Derived, so this is okay</text:span></text:p>
      <text:p text:style-name="P4"><text:span text:style-name="T12"><text:s text:c="4"/>cDerived.</text:span><text:span text:style-name="T20">PrintValue</text:span><text:span text:style-name="T12">(); </text:span><text:span text:style-name="T27">// prints 7</text:span></text:p>
      <text:p text:style-name="P4"><text:span text:style-name="T12"><text:s text:c="4"/></text:span><text:span text:style-name="T11">return</text:span><text:span text:style-name="T12"> 0;</text:span></text:p>
      <text:p text:style-name="P4"><text:span text:style-name="T12">}</text:span></text:p>
      <text:p text:style-name="P3">Note that Base::PrintValue does not have the function call operator (()) attached to it.</text:p>
      <text:p text:style-name="P3"/>
      <text:p text:style-name="P3"><text:span text:style-name="T11">class</text:span><text:span text:style-name="T12"> </text:span><text:span text:style-name="T21">Base</text:span></text:p>
      <text:p text:style-name="P4"><text:span text:style-name="T12">{</text:span></text:p>
      <text:p text:style-name="P4"><text:span text:style-name="T11">public</text:span><text:span text:style-name="T12">:</text:span></text:p>
      <text:p text:style-name="P4"><text:span text:style-name="T12"><text:s text:c="4"/></text:span><text:span text:style-name="T11">int</text:span><text:span text:style-name="T12"> </text:span><text:span text:style-name="T24">m_nValue</text:span><text:span text:style-name="T12">;</text:span></text:p>
      <text:p text:style-name="P4"><text:span text:style-name="T12">};</text:span></text:p>
      <text:p text:style-name="P4"><text:span text:style-name="T12"><text:s/></text:span></text:p>
      <text:p text:style-name="P4"><text:span text:style-name="T11">class</text:span><text:span text:style-name="T12"> </text:span><text:span text:style-name="T21">Derived</text:span><text:span text:style-name="T12">: </text:span><text:span text:style-name="T11">public</text:span><text:span text:style-name="T12"> </text:span><text:span text:style-name="T21">Base</text:span></text:p>
      <text:p text:style-name="P4"><text:span text:style-name="T12">{</text:span></text:p>
      <text:p text:style-name="P4"><text:span text:style-name="T11">private</text:span><text:span text:style-name="T12">:</text:span></text:p>
      <text:p text:style-name="P4"><text:span text:style-name="T12"><text:s text:c="4"/></text:span><text:span text:style-name="T21">Base</text:span><text:span text:style-name="T12">::m_nValue;</text:span></text:p>
      <text:p text:style-name="P4"><text:span text:style-name="T12"><text:s/></text:span></text:p>
      <text:p text:style-name="P4"><text:span text:style-name="T11">public</text:span><text:span text:style-name="T12">:</text:span></text:p>
      <text:p text:style-name="P4"><text:span text:style-name="T12"><text:s text:c="4"/></text:span><text:span text:style-name="T19">Derived</text:span><text:span text:style-name="T12">(</text:span><text:span text:style-name="T11">int</text:span><text:span text:style-name="T12"> nValue)</text:span></text:p>
      <text:p text:style-name="P4"><text:span text:style-name="T12"><text:s text:c="4"/>{</text:span></text:p>
      <text:p text:style-name="P4"><text:span text:style-name="T12"><text:s text:c="9"/></text:span><text:span text:style-name="T24">m_nValue</text:span><text:span text:style-name="T12"> = nValue;</text:span></text:p>
      <text:p text:style-name="P4"><text:span text:style-name="T12"><text:s text:c="4"/>}</text:span></text:p>
      <text:p text:style-name="P4"><text:span text:style-name="T12">};</text:span></text:p>
      <text:p text:style-name="P4"><text:span text:style-name="T12"><text:s/></text:span></text:p>
      <text:p text:style-name="P4"/>
      <text:p text:style-name="P4"/>
      <text:p text:style-name="P4"/>
      <text:p text:style-name="P4"><text:span text:style-name="T12"/></text:p>
      <text:p text:style-name="P4"><text:soft-page-break/><text:span text:style-name="T11">int</text:span><text:span text:style-name="T12"> </text:span><text:span text:style-name="T19">main</text:span><text:span text:style-name="T12">()</text:span></text:p>
      <text:p text:style-name="P4"><text:span text:style-name="T12">{</text:span></text:p>
      <text:p text:style-name="P4"><text:span text:style-name="T12"><text:s text:c="4"/></text:span><text:span text:style-name="T21">Derived</text:span><text:span text:style-name="T12"> cDerived(7);</text:span></text:p>
      <text:p text:style-name="P4"><text:span text:style-name="T12"><text:s/></text:span></text:p>
      <text:p text:style-name="P4"><text:span text:style-name="T12"><text:s text:c="4"/></text:span><text:span text:style-name="T27">// The following won't work because m_nValue has been redefined as private</text:span></text:p>
      <text:p text:style-name="P4"><text:span text:style-name="T12"><text:s text:c="4"/></text:span><text:span text:style-name="T20">cout</text:span><text:span text:style-name="T12"> &lt;&lt; cDerived.</text:span><text:span text:style-name="T24">m_nValue</text:span><text:span text:style-name="T12">;</text:span></text:p>
      <text:p text:style-name="P4"><text:span text:style-name="T12"><text:s/></text:span></text:p>
      <text:p text:style-name="P4"><text:span text:style-name="T12"><text:s text:c="4"/></text:span><text:span text:style-name="T11">return</text:span><text:span text:style-name="T12"> 0;</text:span></text:p>
      <text:p text:style-name="P4"><text:span text:style-name="T12">}</text:span></text:p>
      <text:p text:style-name="P10"><text:span text:style-name="T52">Note that this allowed us to take a poorly designed base class and encapsulate it’s data in our derived class.<text:line-break/>(Alternatively, instead of inheriting Base’s members publicly and making m_nValue private by overriding it’s access specifier, we could have inherited Base privately, which would have caused all of Base’s member to be inherited privately in the first place).</text:span>One word of caution: you can only change the access specifiers of base members the class would normally be able to access. Therefore, you can never change the access specifier of a base member from private to protected or public, because derived classes do not have access to private members of the base clas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Monospace" svg:font-family="Monospace" style:font-family-generic="roman"/>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18:57:37.783603812</meta:creation-date>
    <dc:date>2016-04-28T12:04:12.134408362</dc:date>
    <meta:editing-duration>PT5H42M9S</meta:editing-duration>
    <meta:editing-cycles>34</meta:editing-cycles>
    <meta:generator>LibreOffice/4.2.8.2$Linux_X86_64 LibreOffice_project/420m0$Build-2</meta:generator>
    <meta:document-statistic meta:table-count="0" meta:image-count="0" meta:object-count="0" meta:page-count="7" meta:paragraph-count="232" meta:word-count="1552" meta:character-count="9606" meta:non-whitespace-character-count="7841"/>
  </office:meta>
</office:document-meta>
</file>